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5in" fo:margin-left="0in" table:align="left" style:writing-mode="lr-tb"/>
    </style:style>
    <style:style style:name="Tabelle1.A" style:family="table-column">
      <style:table-column-properties style:column-width="6.0313in"/>
    </style:style>
    <style:style style:name="Tabelle1.B" style:family="table-column">
      <style:table-column-properties style:column-width="0.4688in"/>
    </style:style>
    <style:style style:name="Tabelle1.A1" style:family="table-cell">
      <style:table-cell-properties style:vertical-align="top" fo:padding="0.0694in" fo:border="1pt solid #000000"/>
    </style:style>
    <style:style style:name="Tabelle2" style:family="table">
      <style:table-properties style:width="6.5in" fo:margin-left="0in" table:align="left" style:writing-mode="lr-tb"/>
    </style:style>
    <style:style style:name="Tabelle2.A" style:family="table-column">
      <style:table-column-properties style:column-width="6.0313in"/>
    </style:style>
    <style:style style:name="Tabelle2.B" style:family="table-column">
      <style:table-column-properties style:column-width="0.4688in"/>
    </style:style>
    <style:style style:name="Tabelle2.A1" style:family="table-cell">
      <style:table-cell-properties style:vertical-align="top" fo:padding="0.0694in" fo:border="1pt solid #000000"/>
    </style:style>
    <style:style style:name="Tabelle3" style:family="table">
      <style:table-properties style:width="6.5in" fo:margin-left="0in" table:align="left" style:writing-mode="lr-tb"/>
    </style:style>
    <style:style style:name="Tabelle3.A" style:family="table-column">
      <style:table-column-properties style:column-width="6.0313in"/>
    </style:style>
    <style:style style:name="Tabelle3.B" style:family="table-column">
      <style:table-column-properties style:column-width="0.4688in"/>
    </style:style>
    <style:style style:name="Tabelle3.A1" style:family="table-cell">
      <style:table-cell-properties style:vertical-align="top" fo:padding="0.0694in" fo:border="1pt solid #000000"/>
    </style:style>
    <style:style style:name="Tabelle4" style:family="table">
      <style:table-properties style:width="6.5in" fo:margin-left="0in" table:align="left" style:writing-mode="lr-tb"/>
    </style:style>
    <style:style style:name="Tabelle4.A" style:family="table-column">
      <style:table-column-properties style:column-width="6.0313in"/>
    </style:style>
    <style:style style:name="Tabelle4.B" style:family="table-column">
      <style:table-column-properties style:column-width="0.4688in"/>
    </style:style>
    <style:style style:name="Tabelle4.A1" style:family="table-cell">
      <style:table-cell-properties style:vertical-align="top" fo:padding="0.0694in" fo:border="1pt solid #000000"/>
    </style:style>
    <style:style style:name="Tabelle5" style:family="table">
      <style:table-properties style:width="6.5in" fo:margin-left="0in" table:align="left" style:writing-mode="lr-tb"/>
    </style:style>
    <style:style style:name="Tabelle5.A" style:family="table-column">
      <style:table-column-properties style:column-width="6.0313in"/>
    </style:style>
    <style:style style:name="Tabelle5.B" style:family="table-column">
      <style:table-column-properties style:column-width="0.4688in"/>
    </style:style>
    <style:style style:name="Tabelle5.A1" style:family="table-cell">
      <style:table-cell-properties style:vertical-align="top" fo:padding="0.0694in" fo:border="1pt solid #000000"/>
    </style:style>
    <style:style style:name="Tabelle6" style:family="table">
      <style:table-properties style:width="6.5in" fo:margin-left="0in" table:align="left" style:writing-mode="lr-tb"/>
    </style:style>
    <style:style style:name="Tabelle6.A" style:family="table-column">
      <style:table-column-properties style:column-width="6.0313in"/>
    </style:style>
    <style:style style:name="Tabelle6.B" style:family="table-column">
      <style:table-column-properties style:column-width="0.4688in"/>
    </style:style>
    <style:style style:name="Tabelle6.A1" style:family="table-cell">
      <style:table-cell-properties style:vertical-align="top" fo:padding="0.0694in" fo:border="1pt solid #000000"/>
    </style:style>
    <style:style style:name="Tabelle7" style:family="table">
      <style:table-properties style:width="6.5in" fo:margin-left="0in" table:align="left" style:writing-mode="lr-tb"/>
    </style:style>
    <style:style style:name="Tabelle7.A" style:family="table-column">
      <style:table-column-properties style:column-width="6.0313in"/>
    </style:style>
    <style:style style:name="Tabelle7.B" style:family="table-column">
      <style:table-column-properties style:column-width="0.4688in"/>
    </style:style>
    <style:style style:name="Tabelle7.A1" style:family="table-cell">
      <style:table-cell-properties style:vertical-align="top" fo:padding="0.0694in" fo:border="1pt solid #000000"/>
    </style:style>
    <style:style style:name="Tabelle8" style:family="table">
      <style:table-properties style:width="6.5in" fo:margin-left="0in" table:align="left" style:writing-mode="lr-tb"/>
    </style:style>
    <style:style style:name="Tabelle8.A" style:family="table-column">
      <style:table-column-properties style:column-width="6.0313in"/>
    </style:style>
    <style:style style:name="Tabelle8.B" style:family="table-column">
      <style:table-column-properties style:column-width="0.4688in"/>
    </style:style>
    <style:style style:name="Tabelle8.A1" style:family="table-cell">
      <style:table-cell-properties style:vertical-align="top" fo:padding="0.0694in" fo:border="1pt solid #000000"/>
    </style:style>
    <style:style style:name="Tabelle9" style:family="table">
      <style:table-properties style:width="6.5in" fo:margin-left="0in" table:align="left" style:writing-mode="lr-tb"/>
    </style:style>
    <style:style style:name="Tabelle9.A" style:family="table-column">
      <style:table-column-properties style:column-width="6.0313in"/>
    </style:style>
    <style:style style:name="Tabelle9.B" style:family="table-column">
      <style:table-column-properties style:column-width="0.4688in"/>
    </style:style>
    <style:style style:name="Tabelle9.A1" style:family="table-cell">
      <style:table-cell-properties style:vertical-align="top" fo:padding="0.0694in" fo:border="1pt solid #000000"/>
    </style:style>
    <style:style style:name="Tabelle10" style:family="table">
      <style:table-properties style:width="6.5in" fo:margin-left="0in" table:align="left" style:writing-mode="lr-tb"/>
    </style:style>
    <style:style style:name="Tabelle10.A" style:family="table-column">
      <style:table-column-properties style:column-width="6.0313in"/>
    </style:style>
    <style:style style:name="Tabelle10.B" style:family="table-column">
      <style:table-column-properties style:column-width="0.4688in"/>
    </style:style>
    <style:style style:name="Tabelle10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fo:font-weight="bold" officeooo:rsid="001d5e28" officeooo:paragraph-rsid="001d5e28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2pt" fo:font-weight="bold" officeooo:rsid="001eae06" officeooo:paragraph-rsid="001eae0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rsid="001d5e28" officeooo:paragraph-rsid="001d5e28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rsid="001eae06" officeooo:paragraph-rsid="001eae06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rsid="00205e09" officeooo:paragraph-rsid="00205e09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205e09"/>
    </style:style>
    <style:style style:name="P1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rsid="001d5e28" officeooo:paragraph-rsid="001d5e28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209afd" style:font-size-asian="18pt" style:font-weight-asian="bold" style:font-size-complex="18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d5e28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e28" style:font-weight-asian="bold" style:font-weight-complex="bold"/>
    </style:style>
    <style:style style:name="T8" style:family="text">
      <style:text-properties fo:font-weight="bold" officeooo:rsid="001eae06" style:font-weight-asian="bold" style:font-weight-complex="bold"/>
    </style:style>
    <style:style style:name="T9" style:family="text">
      <style:text-properties fo:font-weight="bold" officeooo:rsid="001fc2b0" style:font-weight-asian="bold" style:font-weight-complex="bold"/>
    </style:style>
    <style:style style:name="T10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d5e2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eae0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fc2b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05e0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209af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T</text:span><text:span text:style-name="T1">un oder nicht </text:span><text:span text:style-name="T2">T</text:span><text:span text:style-name="T1">un das ist die Frage</text:span></text:p>
      <text:p text:style-name="P2"/>
      <text:p text:style-name="P1"><text:span text:style-name="T3">Pisi Linux ToDo List</text:span></text:p>
      <text:p text:style-name="P3"/>
      <text:p text:style-name="P8">Übersicht</text:p>
      <text:p text:style-name="P4"/>
      <text:p text:style-name="P1"><text:span text:style-name="T6">Technical Board</text:span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<text:span text:style-name="T11">Auswählen der Pakete für das</text:span><text:span text:style-name="T10"> </text:span><text:span text:style-name="T11">main</text:span><text:span text:style-name="T10"> repo 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10">Split</text:span><text:span text:style-name="T11">ten</text:span><text:span text:style-name="T10"> </text:span><text:span text:style-name="T11">des</text:span><text:span text:style-name="T10"> Pisi Linux Github repo in </text:span><text:span text:style-name="T11">main</text:span><text:span text:style-name="T10"> </text:span><text:span text:style-name="T11">u</text:span><text:span text:style-name="T10">nd extra repo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11">Beschreibung wie viele Updates</text:span><text:span text:style-name="T10"> releases f</text:span><text:span text:style-name="T11">ü</text:span><text:span text:style-name="T10">r Pisi Linux 1.0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10">New pa</text:span><text:span text:style-name="T11">ket</text:span><text:span text:style-name="T10"> pro</text:span><text:span text:style-name="T11">z</text:span><text:span text:style-name="T10">edur, update pak</text:span><text:span text:style-name="T11">et</text:span><text:span text:style-name="T10"> pro</text:span><text:span text:style-name="T11">z</text:span><text:span text:style-name="T10">edur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10">Technical board </text:span><text:span text:style-name="T11">Treffen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6"><text:span text:style-name="T10">Roadmap </text:span><text:span text:style-name="T11">zu</text:span><text:span text:style-name="T10"> Pisi Linux 2.0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7">?</text:p>
          </table:table-cell>
          <table:table-cell table:style-name="Tabelle1.A1" office:value-type="string">
            <text:p text:style-name="P7"/>
          </table:table-cell>
        </table:table-row>
      </table:table>
      <text:p text:style-name="P1"/>
      <text:p text:style-name="P1"><text:span text:style-name="T6">Project </text:span><text:span text:style-name="T7">K</text:span><text:span text:style-name="T6">oordinator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<text:span text:style-name="T10">Arrang</text:span><text:span text:style-name="T11">iert</text:span><text:span text:style-name="T10"> </text:span><text:span text:style-name="T11">Meeting</text:span><text:span text:style-name="T10"> stru</text:span><text:span text:style-name="T11">k</text:span><text:span text:style-name="T10">tur f</text:span><text:span text:style-name="T11">ü</text:span><text:span text:style-name="T10">r Pisi Linux teams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6"><text:span text:style-name="T10">Coordin</text:span><text:span text:style-name="T11">ier</text:span><text:span text:style-name="T10">t Technical Board and Team Le</text:span><text:span text:style-name="T11">iter</text:span><text:span text:style-name="T10"> meetings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6"><text:span text:style-name="T11">Entwickelt</text:span><text:span text:style-name="T10"> Pisi Linux strategie</text:span><text:span text:style-name="T11">n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6"><text:span text:style-name="T10">Administrative </text:span><text:span text:style-name="T11">Aufgaben</text:span></text:p>
          </table:table-cell>
          <table:table-cell table:style-name="Tabelle2.A1" office:value-type="string">
            <text:p text:style-name="P7"/>
          </table:table-cell>
        </table:table-row>
        <table:table-row>
          <table:table-cell table:style-name="Tabelle2.A1" office:value-type="string">
            <text:p text:style-name="P7">?</text:p>
          </table:table-cell>
          <table:table-cell table:style-name="Tabelle2.A1" office:value-type="string">
            <text:p text:style-name="P7"/>
          </table:table-cell>
        </table:table-row>
      </table:table>
      <text:p text:style-name="P1"/>
      <text:p text:style-name="P1"><text:span text:style-name="T6">Team Le</text:span><text:span text:style-name="T7">iter</text:span></text:p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<text:span text:style-name="T10">Team Le</text:span><text:span text:style-name="T11">iter</text:span><text:span text:style-name="T10"> meetings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11">K</text:span><text:span text:style-name="T10">ommuni</text:span><text:span text:style-name="T11">ziert</text:span><text:span text:style-name="T10"> </text:span><text:span text:style-name="T11">mit dem</text:span><text:span text:style-name="T10"> </text:span><text:span text:style-name="T11">T</text:span><text:span text:style-name="T10">eam, </text:span><text:span text:style-name="T11">hört sich</text:span><text:span text:style-name="T10"> </text:span><text:span text:style-name="T11">Rückmeldungen</text:span><text:span text:style-name="T10"> </text:span><text:span text:style-name="T11">an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11">Entwickelt</text:span><text:span text:style-name="T10"> </text:span><text:span text:style-name="T11">T</text:span><text:span text:style-name="T10">eam </text:span><text:span text:style-name="T11">S</text:span><text:span text:style-name="T10">trateg</text:span><text:span text:style-name="T11">ie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6"><text:span text:style-name="T11">Leitet</text:span><text:span text:style-name="T10"> </text:span><text:span text:style-name="T11">Tag für Tag den</text:span><text:span text:style-name="T10"> </text:span><text:span text:style-name="T11">Ablauf der</text:span><text:span text:style-name="T10"> </text:span><text:span text:style-name="T11">T</text:span><text:span text:style-name="T10">eam </text:span><text:span text:style-name="T11">O</text:span><text:span text:style-name="T10">peration</text:span><text:span text:style-name="T11">en</text:span><text:span text:style-name="T10"> 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11"><text:span text:style-name="T10">Melde</text:span><text:span text:style-name="T15">n</text:span><text:span text:style-name="T10"> de</text:span><text:span text:style-name="T15">s</text:span><text:span text:style-name="T10"> Fortschritt</text:span><text:span text:style-name="T15">s</text:span></text:p>
          </table:table-cell>
          <table:table-cell table:style-name="Tabelle3.A1" office:value-type="string">
            <text:p text:style-name="P7"/>
          </table:table-cell>
        </table:table-row>
        <table:table-row>
          <table:table-cell table:style-name="Tabelle3.A1" office:value-type="string">
            <text:p text:style-name="P7">?</text:p>
          </table:table-cell>
          <table:table-cell table:style-name="Tabelle3.A1" office:value-type="string">
            <text:p text:style-name="P7"/>
          </table:table-cell>
        </table:table-row>
      </table:table>
      <text:p text:style-name="P1"><text:soft-page-break/></text:p>
      <text:p text:style-name="P8">Entwicklung</text:p>
      <text:p text:style-name="P5"/>
      <text:p text:style-name="P1"><text:span text:style-name="T4">Pak</text:span><text:span text:style-name="T5">etbau</text:span><text:span text:style-name="T4"> </text:span><text:span text:style-name="T5">T</text:span><text:span text:style-name="T4">eam</text:span></text:p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<text:span text:style-name="T12">Liste erstellen von essentiellen</text:span><text:span text:style-name="T10"> extra repo </text:span><text:span text:style-name="T12">Paketen</text:span></text:p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6"><text:span text:style-name="T12">Entwickeln von</text:span><text:span text:style-name="T10"> </text:span><text:span text:style-name="T12">T</text:span><text:span text:style-name="T10">eam </text:span><text:span text:style-name="T12">S</text:span><text:span text:style-name="T10">trateg</text:span><text:span text:style-name="T12">ie</text:span></text:p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6"><text:span text:style-name="T12">Neue und geupdate</text:span><text:span text:style-name="T10"> </text:span><text:span text:style-name="T12">Pakete nach diesem Verfahren</text:span></text:p>
          </table:table-cell>
          <table:table-cell table:style-name="Tabelle4.A1" office:value-type="string">
            <text:p text:style-name="P7"/>
          </table:table-cell>
        </table:table-row>
        <table:table-row>
          <table:table-cell table:style-name="Tabelle4.A1" office:value-type="string">
            <text:p text:style-name="P7">?</text:p>
          </table:table-cell>
          <table:table-cell table:style-name="Tabelle4.A1" office:value-type="string">
            <text:p text:style-name="P7"/>
          </table:table-cell>
        </table:table-row>
      </table:table>
      <text:p text:style-name="P1"/>
      <text:p text:style-name="P1"><text:span text:style-name="T6">QA/Testing Team</text:span></text:p>
      <text:p text:style-name="P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6"><text:span text:style-name="T12">Erstellen einer Test Prozedur</text:span><text:span text:style-name="T10"> 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6"><text:span text:style-name="T10">Setup </text:span><text:span text:style-name="T12">u</text:span><text:span text:style-name="T10">nd </text:span><text:span text:style-name="T12">füllen des</text:span><text:span text:style-name="T10"> Github </text:span><text:span text:style-name="T12">mit</text:span><text:span text:style-name="T10"> </text:span><text:span text:style-name="T12">Fehlern</text:span><text:span text:style-name="T10"> </text:span><text:span text:style-name="T12">u</text:span><text:span text:style-name="T10">nd </text:span><text:span text:style-name="T12">Wünschen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6"><text:span text:style-name="T10">Test</text:span><text:span text:style-name="T12">en von</text:span><text:span text:style-name="T10"> </text:span><text:span text:style-name="T12">P</text:span><text:span text:style-name="T10">ak</text:span><text:span text:style-name="T12">eten</text:span><text:span text:style-name="T10"> </text:span><text:span text:style-name="T12">nach diesem Verfahren</text:span><text:span text:style-name="T10"> 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6"><text:span text:style-name="T12">Entwickeln von</text:span><text:span text:style-name="T10"> </text:span><text:span text:style-name="T12">T</text:span><text:span text:style-name="T10">eam </text:span><text:span text:style-name="T12">S</text:span><text:span text:style-name="T10">trateg</text:span><text:span text:style-name="T12">ie</text:span></text:p>
          </table:table-cell>
          <table:table-cell table:style-name="Tabelle5.A1" office:value-type="string">
            <text:p text:style-name="P7"/>
          </table:table-cell>
        </table:table-row>
        <table:table-row>
          <table:table-cell table:style-name="Tabelle5.A1" office:value-type="string">
            <text:p text:style-name="P7">?</text:p>
          </table:table-cell>
          <table:table-cell table:style-name="Tabelle5.A1" office:value-type="string">
            <text:p text:style-name="P7"/>
          </table:table-cell>
        </table:table-row>
      </table:table>
      <text:p text:style-name="P1"/>
      <text:p text:style-name="P1"><text:span text:style-name="T6">Design/UX Team</text:span></text:p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2"><text:span text:style-name="T10">Branding-Richtlinien erstellen, Branding Farben, etc.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</text:span><text:span text:style-name="T10"> </text:span><text:span text:style-name="T12">von neuen</text:span><text:span text:style-name="T10"> </text:span><text:span text:style-name="T12">O</text:span><text:span text:style-name="T10">ffi</text:span><text:span text:style-name="T12">z</text:span><text:span text:style-name="T10">i</text:span><text:span text:style-name="T12">el</text:span><text:span text:style-name="T10">l</text:span><text:span text:style-name="T12">en</text:span><text:span text:style-name="T10"> Pisi Linux </text:span><text:span text:style-name="T12">Hintergrundbildern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 von</text:span><text:span text:style-name="T10"> </text:span><text:span text:style-name="T12">O</text:span><text:span text:style-name="T10">ffi</text:span><text:span text:style-name="T12">z</text:span><text:span text:style-name="T10">i</text:span><text:span text:style-name="T12">el</text:span><text:span text:style-name="T10">l</text:span><text:span text:style-name="T12">en</text:span><text:span text:style-name="T10"> Pisi Linux </text:span><text:span text:style-name="T12">I</text:span><text:span text:style-name="T10">conset</text:span><text:span text:style-name="T12">s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 von</text:span><text:span text:style-name="T10"> Pisi Linux KDE </text:span><text:span text:style-name="T12">T</text:span><text:span text:style-name="T10">heme</text:span><text:span text:style-name="T12">n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 von</text:span><text:span text:style-name="T10"> Pisi Linux KDM Theme</text:span><text:span text:style-name="T12">n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 von</text:span><text:span text:style-name="T10"> Pisi Linux Grub </text:span><text:span text:style-name="T12">T</text:span><text:span text:style-name="T10">heme</text:span><text:span text:style-name="T12">n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 von</text:span><text:span text:style-name="T10"> </text:span><text:span text:style-name="T12">O</text:span><text:span text:style-name="T10">ffi</text:span><text:span text:style-name="T12">z</text:span><text:span text:style-name="T10">i</text:span><text:span text:style-name="T12">el</text:span><text:span text:style-name="T10">l</text:span><text:span text:style-name="T12">en</text:span><text:span text:style-name="T10"> Pisi Linux boot </text:span><text:span text:style-name="T12">T</text:span><text:span text:style-name="T10">heme</text:span><text:span text:style-name="T12">n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6"><text:span text:style-name="T12">Entwickeln von</text:span><text:span text:style-name="T10"> </text:span><text:span text:style-name="T12">T</text:span><text:span text:style-name="T10">eam </text:span><text:span text:style-name="T12">S</text:span><text:span text:style-name="T10">trategy</text:span></text:p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7">?</text:p>
          </table:table-cell>
          <table:table-cell table:style-name="Tabelle6.A1" office:value-type="string">
            <text:p text:style-name="P7"/>
          </table:table-cell>
        </table:table-row>
      </table:table>
      <text:p text:style-name="P9">Gemeinschaft</text:p>
      <text:p text:style-name="P5"/>
      <text:p text:style-name="P1"><text:span text:style-name="T6">Webs</text:span><text:span text:style-name="T8">e</text:span><text:span text:style-name="T6">ite</text:span><text:span text:style-name="T8">n</text:span><text:span text:style-name="T6"> </text:span><text:span text:style-name="T8">T</text:span><text:span text:style-name="T6">eam</text:span></text:p>
      <text:p text:style-name="P1"/>
      <table:table table:name="Tabelle7" table:style-name="Tabelle7">
        <table:table-column table:style-name="Tabelle7.A"/>
        <table:table-column table:style-name="Tabelle7.B"/>
        <text:soft-page-break/>
        <table:table-row>
          <table:table-cell table:style-name="Tabelle7.A1" office:value-type="string">
            <text:p text:style-name="P6"><text:span text:style-name="T12">Entwerfen von neuer Webseite und Forum nach den</text:span><text:span text:style-name="T10"> </text:span><text:span text:style-name="T12">neuen</text:span><text:span text:style-name="T10"> </text:span><text:span text:style-name="T12">B</text:span><text:span text:style-name="T10">randings </text:span><text:span text:style-name="T12">Richtlinien</text:span></text:p>
          </table:table-cell>
          <table:table-cell table:style-name="Tabelle7.A1" office:value-type="string">
            <text:p text:style-name="P7"/>
          </table:table-cell>
        </table:table-row>
        <table:table-row>
          <table:table-cell table:style-name="Tabelle7.A1" office:value-type="string">
            <text:p text:style-name="P6"><text:span text:style-name="T12">Zusammenführen von</text:span><text:span text:style-name="T10"> pisilinux.org </text:span><text:span text:style-name="T12">u</text:span><text:span text:style-name="T10">nd pisilinuxworld.org (</text:span><text:span text:style-name="T12">W</text:span><text:span text:style-name="T10">ebs</text:span><text:span text:style-name="T12">e</text:span><text:span text:style-name="T10">ite </text:span><text:span text:style-name="T12">u</text:span><text:span text:style-name="T10">nd </text:span><text:span text:style-name="T12">F</text:span><text:span text:style-name="T10">orum)</text:span></text:p>
          </table:table-cell>
          <table:table-cell table:style-name="Tabelle7.A1" office:value-type="string">
            <text:p text:style-name="P7"/>
          </table:table-cell>
        </table:table-row>
        <table:table-row>
          <table:table-cell table:style-name="Tabelle7.A1" office:value-type="string">
            <text:p text:style-name="P6"><text:span text:style-name="T12">Entwickeln von</text:span><text:span text:style-name="T10"> </text:span><text:span text:style-name="T12">T</text:span><text:span text:style-name="T10">eam </text:span><text:span text:style-name="T12">S</text:span><text:span text:style-name="T10">trateg</text:span><text:span text:style-name="T12">ie</text:span></text:p>
          </table:table-cell>
          <table:table-cell table:style-name="Tabelle7.A1" office:value-type="string">
            <text:p text:style-name="P7"/>
          </table:table-cell>
        </table:table-row>
        <table:table-row>
          <table:table-cell table:style-name="Tabelle7.A1" office:value-type="string">
            <text:p text:style-name="P7">?</text:p>
          </table:table-cell>
          <table:table-cell table:style-name="Tabelle7.A1" office:value-type="string">
            <text:p text:style-name="P7"/>
          </table:table-cell>
        </table:table-row>
      </table:table>
      <text:p text:style-name="P1"/>
      <text:p text:style-name="P1"><text:span text:style-name="T6">Do</text:span><text:span text:style-name="T8">k</text:span><text:span text:style-name="T6">umentation</text:span><text:span text:style-name="T8">s</text:span><text:span text:style-name="T6"> </text:span><text:span text:style-name="T8">T</text:span><text:span text:style-name="T6">eam</text:span></text:p>
      <text:p text:style-name="P1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6"><text:span text:style-name="T13">Erstellen des </text:span><text:span text:style-name="T10">Wiki</text:span><text:span text:style-name="T13">s</text:span><text:span text:style-name="T10"> </text:span><text:span text:style-name="T13">nach den neuen Richtlinien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6"><text:span text:style-name="T13">Schreiben der Dokumente</text:span><text:span text:style-name="T10"> </text:span><text:span text:style-name="T13">in</text:span><text:span text:style-name="T10"> co-operation </text:span><text:span text:style-name="T13">mit den T</text:span><text:span text:style-name="T10">eams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6"><text:span text:style-name="T13">Entwickeln von</text:span><text:span text:style-name="T10"> </text:span><text:span text:style-name="T13">T</text:span><text:span text:style-name="T10">eam </text:span><text:span text:style-name="T13">S</text:span><text:span text:style-name="T10">trateg</text:span><text:span text:style-name="T13">ie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6"><text:span text:style-name="T13">Nutzen des</text:span><text:span text:style-name="T10"> Github‘</text:span><text:span text:style-name="T13">s</text:span><text:span text:style-name="T10"> </text:span><text:span text:style-name="T13">zum</text:span><text:span text:style-name="T10"> </text:span><text:span text:style-name="T13">speichern der</text:span><text:span text:style-name="T10"> </text:span><text:span text:style-name="T13">D</text:span><text:span text:style-name="T10">ocument</text:span><text:span text:style-name="T13">e</text:span></text:p>
          </table:table-cell>
          <table:table-cell table:style-name="Tabelle8.A1" office:value-type="string">
            <text:p text:style-name="P7"/>
          </table:table-cell>
        </table:table-row>
        <table:table-row>
          <table:table-cell table:style-name="Tabelle8.A1" office:value-type="string">
            <text:p text:style-name="P7">?</text:p>
          </table:table-cell>
          <table:table-cell table:style-name="Tabelle8.A1" office:value-type="string">
            <text:p text:style-name="P7"/>
          </table:table-cell>
        </table:table-row>
      </table:table>
      <text:p text:style-name="P1"/>
      <text:p text:style-name="P1"><text:span text:style-name="T9">Übersetzungs</text:span><text:span text:style-name="T6"> </text:span><text:span text:style-name="T9">T</text:span><text:span text:style-name="T6">eam</text:span></text:p>
      <text:p text:style-name="P1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6"><text:span text:style-name="T13">Erstellen von</text:span><text:span text:style-name="T10"> Transifex f</text:span><text:span text:style-name="T13">ü</text:span><text:span text:style-name="T10">r </text:span><text:span text:style-name="T13">Übersetzungen</text:span><text:span text:style-name="T10"> / fix</text:span><text:span text:style-name="T14">ieren</text:span><text:span text:style-name="T10"> </text:span><text:span text:style-name="T14">des aktuellen</text:span><text:span text:style-name="T10"> Pisi Linux account</text:span><text:span text:style-name="T14">s</text:span><text:span text:style-name="T10"> </text:span><text:span text:style-name="T14">mit </text:span><text:span text:style-name="T10">tribunal a</text:span><text:span text:style-name="T14">l</text:span><text:span text:style-name="T10">s admin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14">Nutzen des</text:span><text:span text:style-name="T10"> Github‘</text:span><text:span text:style-name="T14">s</text:span><text:span text:style-name="T10"> a</text:span><text:span text:style-name="T14">l</text:span><text:span text:style-name="T10">s </text:span><text:span text:style-name="T14">Übersetzungsquelle</text:span><text:span text:style-name="T10">, </text:span><text:span text:style-name="T14">inclusive der Dateien</text:span><text:span text:style-name="T10"> </text:span><text:span text:style-name="T14">des</text:span><text:span text:style-name="T10"> Pisi proje</text:span><text:span text:style-name="T14">k</text:span><text:span text:style-name="T10">t</text:span><text:span text:style-name="T14">es</text:span><text:span text:style-name="T10"> </text:span><text:span text:style-name="T14">und</text:span><text:span text:style-name="T10"> </text:span><text:span text:style-name="T14">Zeilen</text:span><text:span text:style-name="T10"> </text:span><text:span text:style-name="T14">der Offiziellen Seite</text:span><text:span text:style-name="T10"> (inclu</text:span><text:span text:style-name="T14">sive</text:span><text:span text:style-name="T10"> </text:span><text:span text:style-name="T14">der D</text:span><text:span text:style-name="T10">o</text:span><text:span text:style-name="T14">k</text:span><text:span text:style-name="T10">umentation</text:span><text:span text:style-name="T14">en</text:span><text:span text:style-name="T10">)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6"><text:span text:style-name="T14">Nutzen des</text:span><text:span text:style-name="T10"> Github‘</text:span><text:span text:style-name="T14">s</text:span><text:span text:style-name="T10"> a</text:span><text:span text:style-name="T14">l</text:span><text:span text:style-name="T10">s </text:span><text:span text:style-name="T14">Platz für</text:span><text:span text:style-name="T10"> </text:span><text:span text:style-name="T14">ergebnisse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13"><text:span text:style-name="T10">Verwenden Sie nur geprüfte Übersetzungen (wenn es möglich ist)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13"><text:span text:style-name="T10">Hinzuügen eines Koordinatoren (wenn möglich), um jede Sprache die verwendet wird, in der Übersetzung zu überprüfen und die Qualität der Übersetzung zu kontrollieren - vor allem für Türkisch. Koordinatoren werden vom admin gewählt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13"><text:span text:style-name="T10">Koordinatoren überprüfen Übersetzungen, in dem sie die Quellen bewegen vom Github zu Transifex und prüfen die Ergebnisse von transifex im Github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13"><text:span text:style-name="T10">Wenn Hooligans gefunden werden, um Übersetzung zu verderben werden Sie sofort durch einen Koordinator entfernt und die Übersetzung wird verboten werden und zurückgesetzt (transifex hat diese Funktion).</text:span></text:p>
          </table:table-cell>
          <table:table-cell table:style-name="Tabelle9.A1" office:value-type="string">
            <text:p text:style-name="P7"/>
          </table:table-cell>
        </table:table-row>
        <table:table-row>
          <table:table-cell table:style-name="Tabelle9.A1" office:value-type="string">
            <text:p text:style-name="P13"><text:span text:style-name="T10">Neue Quellen werden an die Koordinatoren über Kommunikationsleitungen gesendet</text:span></text:p>
          </table:table-cell>
          <table:table-cell table:style-name="Tabelle9.A1" office:value-type="string">
            <text:p text:style-name="P7"/>
          </table:table-cell>
        </table:table-row>
      </table:table>
      <text:p text:style-name="P1"/>
      <text:p text:style-name="P1"><text:span text:style-name="T6">Marketing/PR team</text:span></text:p>
      <text:p text:style-name="P1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4"><text:span text:style-name="T14">Entwickeln von</text:span><text:span text:style-name="T10"> </text:span><text:span text:style-name="T14">T</text:span><text:span text:style-name="T10">eam </text:span><text:span text:style-name="T14">S</text:span><text:span text:style-name="T10">trateg</text:span><text:span text:style-name="T14">ie</text:span></text:p>
          </table:table-cell>
          <table:table-cell table:style-name="Tabelle10.A1" office:value-type="string">
            <text:p text:style-name="P7"/>
          </table:table-cell>
        </table:table-row>
        <text:soft-page-break/>
        <table:table-row>
          <table:table-cell table:style-name="Tabelle10.A1" office:value-type="string">
            <text:p text:style-name="P6"><text:span text:style-name="T14">Verbreiten von</text:span><text:span text:style-name="T10"> Pisi Linux </text:span><text:span text:style-name="T14">Neuigkeiten</text:span></text:p>
          </table:table-cell>
          <table:table-cell table:style-name="Tabelle10.A1" office:value-type="string">
            <text:p text:style-name="P7"/>
          </table:table-cell>
        </table:table-row>
        <table:table-row>
          <table:table-cell table:style-name="Tabelle10.A1" office:value-type="string">
            <text:p text:style-name="P6"><text:span text:style-name="T14">Verfolgen von</text:span><text:span text:style-name="T10"> </text:span><text:span text:style-name="T14">Neuigkeiten</text:span><text:span text:style-name="T10"> </text:span><text:span text:style-name="T14">über</text:span><text:span text:style-name="T10"> Pisi Linux </text:span><text:span text:style-name="T14">u</text:span><text:span text:style-name="T10">nd </text:span><text:span text:style-name="T14">Rückmeldung an die</text:span><text:span text:style-name="T10"> </text:span><text:span text:style-name="T14">T</text:span><text:span text:style-name="T10">eams </text:span><text:span text:style-name="T14">geben</text:span></text:p>
          </table:table-cell>
          <table:table-cell table:style-name="Tabelle10.A1" office:value-type="string">
            <text:p text:style-name="P7"/>
          </table:table-cell>
        </table:table-row>
        <table:table-row>
          <table:table-cell table:style-name="Tabelle10.A1" office:value-type="string">
            <text:p text:style-name="P7">?</text:p>
          </table:table-cell>
          <table:table-cell table:style-name="Tabelle10.A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title/>
    <meta:initial-creator/>
    <meta:editing-cycles>1</meta:editing-cycles>
    <dc:date>2014-09-21T17:59:28.329607063</dc:date>
    <meta:document-statistic meta:table-count="10" meta:image-count="0" meta:object-count="0" meta:page-count="4" meta:paragraph-count="72" meta:word-count="430" meta:character-count="2963" meta:non-whitespace-character-count="2601"/>
  </office:meta>
</office:document-meta>
</file>